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147cfd" officeooo:paragraph-rsid="00147cfd"/>
    </style:style>
    <style:style style:name="P8" style:family="paragraph" style:parent-style-name="Table_20_Contents">
      <style:text-properties officeooo:rsid="0015e382" officeooo:paragraph-rsid="0015e382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6f8b2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Table_20_Contents">
      <style:text-properties officeooo:rsid="00251d27" officeooo:paragraph-rsid="000dd021"/>
    </style:style>
    <style:style style:name="P13" style:family="paragraph" style:parent-style-name="Standard" style:list-style-name="L1">
      <style:text-properties officeooo:rsid="000e27c0" officeooo:paragraph-rsid="00147cfd"/>
    </style:style>
    <style:style style:name="P14" style:family="paragraph" style:parent-style-name="Azione_20_attore">
      <style:text-properties officeooo:rsid="000db710" officeooo:paragraph-rsid="000cf989"/>
    </style:style>
    <style:style style:name="P15" style:family="paragraph" style:parent-style-name="Azione_20_attore">
      <style:text-properties officeooo:rsid="000db710" officeooo:paragraph-rsid="000db710"/>
    </style:style>
    <style:style style:name="P16" style:family="paragraph" style:parent-style-name="Azione_20_attore">
      <style:text-properties officeooo:rsid="0012f53f" officeooo:paragraph-rsid="000cf989"/>
    </style:style>
    <style:style style:name="P17" style:family="paragraph" style:parent-style-name="Azione_20_attore">
      <style:text-properties officeooo:rsid="000cf989" officeooo:paragraph-rsid="0015e382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P19" style:family="paragraph" style:parent-style-name="Azione_20_attore">
      <style:text-properties officeooo:rsid="0015e382" officeooo:paragraph-rsid="0015e382"/>
    </style:style>
    <style:style style:name="P20" style:family="paragraph" style:parent-style-name="Azione_20_sistema">
      <style:text-properties officeooo:rsid="000cf989" officeooo:paragraph-rsid="000cf989"/>
    </style:style>
    <style:style style:name="P21" style:family="paragraph" style:parent-style-name="Azione_20_sistema">
      <style:text-properties officeooo:rsid="0015e382" officeooo:paragraph-rsid="0015e382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5ec24" style:font-weight-asian="bold" style:font-weight-complex="bold"/>
    </style:style>
    <style:style style:name="T5" style:family="text">
      <style:text-properties fo:font-weight="normal" officeooo:rsid="0015e382" style:font-weight-asian="normal" style:font-weight-complex="normal"/>
    </style:style>
    <style:style style:name="T6" style:family="text">
      <style:text-properties fo:font-weight="normal" officeooo:rsid="0015ec24" style:font-weight-asian="normal" style:font-weight-complex="normal"/>
    </style:style>
    <style:style style:name="T7" style:family="text">
      <style:text-properties officeooo:rsid="0013cfcb"/>
    </style:style>
    <style:style style:name="T8" style:family="text">
      <style:text-properties officeooo:rsid="000ad213"/>
    </style:style>
    <style:style style:name="T9" style:family="text">
      <style:text-properties officeooo:rsid="0014a617"/>
    </style:style>
    <style:style style:name="T10" style:family="text">
      <style:text-properties officeooo:rsid="0015e382"/>
    </style:style>
    <style:style style:name="T11" style:family="text">
      <style:text-properties officeooo:rsid="0015ec24"/>
    </style:style>
    <style:style style:name="T12" style:family="text">
      <style:text-properties officeooo:rsid="000dd021"/>
    </style:style>
    <style:style style:name="T13" style:family="text">
      <style:text-properties officeooo:rsid="0017017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9">Inserimento </text:span><text:span text:style-name="T10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0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738327" text:style-name="Numerazione_20_UC">
              <text:list-header>
                <text:p text:style-name="P14"/>
              </text:list-header>
              <text:list-item>
                <text:p text:style-name="P15"><text:span text:style-name="T2">L'utente </text:span><text:s/>accede alla sezione <text:span text:style-name="T10">Programmazione educativa</text:span><text:span text:style-name="T11">(</text:span><text:span text:style-name="T4">include Visualizza Programma Educativo</text:span><text:span text:style-name="T6">)</text:span></text:p>
              </text:list-item>
              <text:list-item>
                <text:p text:style-name="P20">Il sistema <text:span text:style-name="T10">mostra </text:span><text:s/><text:span text:style-name="T11">il programma educativo in vigore</text:span></text:p>
              </text:list-item>
              <text:list-item>
                <text:p text:style-name="P16">L'utente accede alla <text:span text:style-name="T10">funzionalità</text:span> di inserimento d<text:span text:style-name="T10">i un programma educativo</text:span></text:p>
              </text:list-item>
              <text:list-item>
                <text:p text:style-name="P20">Il s<text:span text:style-name="T2">istema mostra </text:span><text:span text:style-name="T11">una finestra di dialogo per la selezione del file dal <text:s/>file system dell'utente</text:span></text:p>
              </text:list-item>
              <text:list-item>
                <text:p text:style-name="P17"><text:span text:style-name="T2">L'utente </text:span><text:span text:style-name="T11">seleziona il file ProgrammaEducativo dal file system</text:span></text:p>
              </text:list-item>
              <text:list-item>
                <text:p text:style-name="P19">L'utente sottomette il programma educativo</text:p>
              </text:list-item>
              <text:list-item>
                <text:p text:style-name="P21">Il sistema memorizza il programma educativo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7">mostra un messaggio di successo e </text:span><text:span text:style-name="T1"><text:s/></text:span><text:span text:style-name="T10">mostra all’utente il programma appena inserito(</text:span><text:span text:style-name="T3">include Visualizza </text:span><text:span text:style-name="T4">Contenuto </text:span><text:span text:style-name="T3">Programma Educativo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1731515" text:style-name="L1">
              <text:list-item>
                <text:p text:style-name="P13">Nel caso di un errore utente, il sistema mostra all’utente un messaggio di errore che 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2">L'operazione <text:span text:style-name="T13">di inserimento</text:span> non dovrà richi<text:span text:style-name="T12">e</text:span>dere piu' di 5 secondi</text:p>
          </table:table-cell>
        </table:table-row>
      </table:table>
      <text:p text:style-name="P11"/>
      <text:p text:style-name="P9"><text:span text:style-name="T9">Inserimento </text:span><text:span text:style-name="T10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5</meta:editing-cycles>
    <meta:generator>LibreOffice/3.6$Windows_x86 LibreOffice_project/da8c1e6-fd468f4-454e206-f42a4a9-143cfd</meta:generator>
    <dc:date>2012-10-22T22:03:24.96</dc:date>
    <meta:document-statistic meta:table-count="1" meta:image-count="0" meta:object-count="0" meta:page-count="1" meta:paragraph-count="23" meta:word-count="154" meta:character-count="1092" meta:non-whitespace-character-count="963"/>
  </office:meta>
</office:document-meta>
</file>